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xml:id="id1" draw:id="id1" draw:layer="layout" svg:width="5cm" svg:height="1.6cm" svg:x="0.05cm" svg:y="1.951cm">
            <text:p text:style-name="P1">Sweep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5" draw:id="id5" draw:layer="layout" svg:width="5cm" svg:height="1.6cm" svg:x="11.4cm" svg:y="3.851cm">
            <text:p text:style-name="P1">FourierTransform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4" draw:id="id4" draw:layer="layout" svg:width="5cm" svg:height="1.6cm" svg:x="22.75cm" svg:y="1.951cm">
            <text:p text:style-name="P1">Div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2" draw:id="id2" draw:layer="layout" svg:width="5cm" svg:height="1.6cm" svg:x="7.801cm" svg:y="0.051cm">
            <text:p text:style-name="P1">Filt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3" draw:id="id3" draw:layer="layout" svg:width="5cm" svg:height="1.6cm" svg:x="15cm" svg:y="0.05cm">
            <text:p text:style-name="P1">FourierTransform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1" draw:layer="layout" draw:type="line" svg:x1="5.05cm" svg:y1="2.751cm" svg:x2="7.801cm" svg:y2="0.851cm" draw:start-shape="id1" draw:start-glue-point="1" draw:end-shape="id2" draw:end-glue-point="3" svg:d="m5050 2751 2751-1900">
            <text:p/>
          </draw:connector>
          <draw:connector draw:style-name="gr3" draw:text-style-name="P1" draw:layer="layout" draw:type="line" svg:x1="12.801cm" svg:y1="0.851cm" svg:x2="15cm" svg:y2="0.85cm" draw:start-shape="id2" draw:start-glue-point="1" draw:end-shape="id3" draw:end-glue-point="3" svg:d="m12801 851 2199-1">
            <text:p/>
          </draw:connector>
          <draw:connector draw:style-name="gr3" draw:text-style-name="P1" draw:layer="layout" draw:type="line" svg:x1="20cm" svg:y1="0.85cm" svg:x2="22.75cm" svg:y2="2.751cm" draw:start-shape="id3" draw:start-glue-point="1" draw:end-shape="id4" draw:end-glue-point="3" svg:d="m20000 850 2750 1901">
            <text:p/>
          </draw:connector>
          <draw:connector draw:style-name="gr3" draw:text-style-name="P1" draw:layer="layout" draw:type="lines" draw:line-skew="-0.502cm -3.149cm" svg:x1="5.05cm" svg:y1="2.751cm" svg:x2="11.4cm" svg:y2="4.651cm" draw:start-shape="id1" draw:start-glue-point="1" draw:end-shape="id5" draw:end-glue-point="3" svg:d="m5050 2751v0l2700 1900h3650">
            <text:p/>
          </draw:connector>
          <draw:connector draw:style-name="gr3" draw:text-style-name="P1" draw:layer="layout" draw:type="lines" draw:line-skew="3.148cm 0.401cm" svg:x1="16.4cm" svg:y1="4.651cm" svg:x2="22.75cm" svg:y2="2.751cm" draw:start-shape="id5" draw:start-glue-point="1" draw:end-shape="id4" draw:end-glue-point="3" svg:d="m16400 4651h3650l2600-1900h10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8cm" fo:page-height="5.5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nas Schulte-Coerne</meta:initial-creator>
    <meta:creation-date>2012-08-03T15:49:00</meta:creation-date>
    <dc:date>2012-09-28T23:29:10</dc:date>
    <dc:creator>Jonas Schulte-Coerne</dc:creator>
    <meta:editing-duration>PT6M26S</meta:editing-duration>
    <meta:editing-cycles>3</meta:editing-cycles>
    <meta:generator>LibreOffice/3.5$Linux_X86_64 LibreOffice_project/350m1$Build-2</meta:generator>
    <meta:document-statistic meta:object-count="11"/>
  </office:meta>
</office:document-meta>
</file>